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8" style:family="paragraph" style:parent-style-name="Standard">
      <style:paragraph-properties fo:text-align="start" style:justify-single-word="false" fo:break-before="page" fo:padding="0cm" fo:border="none" style:shadow="none" style:join-border="false"/>
      <style:text-properties fo:language="en" fo:country="US"/>
    </style:style>
    <style:style style:name="template1.odt_Таблица2" style:family="table">
      <style:table-properties style:width="16.999cm" table:align="margins"/>
    </style:style>
    <style:style style:name="template1.odt_Таблица2.A" style:family="table-column">
      <style:table-column-properties style:column-width="12.061cm" style:rel-column-width="46500*"/>
    </style:style>
    <style:style style:name="template1.odt_Таблица2.B" style:family="table-column">
      <style:table-column-properties style:column-width="4.937cm" style:rel-column-width="19035*"/>
    </style:style>
    <style:style style:name="template1.odt_P1" style:family="paragraph" style:parent-style-name="Standard">
      <style:paragraph-properties fo:text-align="center" style:justify-single-word="false"/>
    </style:style>
    <style:style style:name="template1.odt_P2" style:family="paragraph" style:parent-style-name="Standard">
      <style:paragraph-properties fo:text-align="start" style:justify-single-word="false"/>
    </style:style>
    <style:style style:name="template1.odt_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mplate1.odt_P4" style:family="paragraph" style:parent-style-name="Standard">
      <style:paragraph-properties fo:text-align="start" style:justify-single-word="false"/>
      <style:text-properties fo:language="en" fo:country="US"/>
    </style:style>
    <style:style style:name="template1.odt_P5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emplate1.odt_P6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emplate1.odt_P7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template1.odt_P8" style:family="paragraph" style:parent-style-name="Standard">
      <style:paragraph-properties fo:text-align="start" style:justify-single-word="false" fo:break-before="page" fo:padding="0cm" fo:border="none" style:shadow="none" style:join-border="false"/>
      <style:text-properties fo:language="en" fo:country="US"/>
    </style:style>
    <style:style style:name="template1.odt_P9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template2.odt_Таблица2" style:family="table">
      <style:table-properties style:width="16.999cm" table:align="margins"/>
    </style:style>
    <style:style style:name="template2.odt_Таблица2.A" style:family="table-column">
      <style:table-column-properties style:column-width="12.061cm" style:rel-column-width="46500*"/>
    </style:style>
    <style:style style:name="template2.odt_Таблица2.B" style:family="table-column">
      <style:table-column-properties style:column-width="4.937cm" style:rel-column-width="19035*"/>
    </style:style>
    <style:style style:name="template2.odt_P1" style:family="paragraph" style:parent-style-name="Standard">
      <style:paragraph-properties fo:text-align="center" style:justify-single-word="false"/>
    </style:style>
    <style:style style:name="template2.odt_P2" style:family="paragraph" style:parent-style-name="Standard">
      <style:paragraph-properties fo:text-align="start" style:justify-single-word="false"/>
    </style:style>
    <style:style style:name="template2.odt_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mplate2.odt_P4" style:family="paragraph" style:parent-style-name="Standard">
      <style:paragraph-properties fo:text-align="start" style:justify-single-word="false"/>
      <style:text-properties fo:language="en" fo:country="US"/>
    </style:style>
    <style:style style:name="template2.odt_P5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emplate2.odt_P6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emplate2.odt_P7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template2.odt_P8" style:family="paragraph" style:parent-style-name="Standard">
      <style:paragraph-properties fo:text-align="start" style:justify-single-word="false" fo:break-before="page" fo:padding="0cm" fo:border="none" style:shadow="none" style:join-border="false"/>
      <style:text-properties fo:language="en" fo:country="US"/>
    </style:style>
    <style:style style:name="template2.odt_P9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template1.odt_Таблица2" style:family="table">
      <style:table-properties style:width="16.999cm" table:align="margins"/>
    </style:style>
    <style:style style:name="template1.odt_Таблица2.A" style:family="table-column">
      <style:table-column-properties style:column-width="12.061cm" style:rel-column-width="46500*"/>
    </style:style>
    <style:style style:name="template1.odt_Таблица2.B" style:family="table-column">
      <style:table-column-properties style:column-width="4.937cm" style:rel-column-width="19035*"/>
    </style:style>
    <style:style style:name="template1.odt_P1" style:family="paragraph" style:parent-style-name="Standard">
      <style:paragraph-properties fo:text-align="center" style:justify-single-word="false"/>
    </style:style>
    <style:style style:name="template1.odt_P2" style:family="paragraph" style:parent-style-name="Standard">
      <style:paragraph-properties fo:text-align="start" style:justify-single-word="false"/>
    </style:style>
    <style:style style:name="template1.odt_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mplate1.odt_P4" style:family="paragraph" style:parent-style-name="Standard">
      <style:paragraph-properties fo:text-align="start" style:justify-single-word="false"/>
      <style:text-properties fo:language="en" fo:country="US"/>
    </style:style>
    <style:style style:name="template1.odt_P5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emplate1.odt_P6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emplate1.odt_P7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template1.odt_P8" style:family="paragraph" style:parent-style-name="Standard">
      <style:paragraph-properties fo:text-align="start" style:justify-single-word="false" fo:break-before="page" fo:padding="0cm" fo:border="none" style:shadow="none" style:join-border="false"/>
      <style:text-properties fo:language="en" fo:country="US"/>
    </style:style>
    <style:style style:name="template1.odt_P9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Заголовок</text:p>
      <text:p text:style-name="P1"/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Должность1</text:p>
          </table:table-cell>
          <table:table-cell office:value-type="string">
            <text:p text:style-name="P5">Фамилия Имя Отчество1</text:p>
          </table:table-cell>
        </table:table-row>
      </table:table>
      <text:p text:style-name="P7"/>
      <text:p text:style-name="P8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template1.odt_P3">Заголовок</text:p>
      <text:p text:style-name="template1.odt_P1"/>
      <text:p text:style-name="template1.odt_P9">This is template number one.</text:p>
      <text:p text:style-name="template1.odt_P4">Text Text Text Text Text Text</text:p>
      <text:p text:style-name="template1.odt_P4">Text Text Text Text</text:p>
      <text:p text:style-name="template1.odt_P2"/>
      <table:table table:name="template1.odt_Таблица2" table:style-name="template1.odt_Таблица2">
        <table:table-column table:style-name="template1.odt_Таблица2.A"/>
        <table:table-column table:style-name="template1.odt_Таблица2.B"/>
        <table:table-row>
          <table:table-cell office:value-type="string">
            <text:p text:style-name="template1.odt_P6">Должность2</text:p>
          </table:table-cell>
          <table:table-cell office:value-type="string">
            <text:p text:style-name="template1.odt_P5">Фамилия Имя Отчество2</text:p>
          </table:table-cell>
        </table:table-row>
      </table:table>
      <text:p text:style-name="template1.odt_P7"/>
      <text:p text:style-name="template1.odt_P8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template2.odt_P3">Заголовок</text:p>
      <text:p text:style-name="template2.odt_P1"/>
      <text:p text:style-name="template2.odt_P9">This is template number two.</text:p>
      <text:p text:style-name="template2.odt_P4">Text Text Text Text Text Text</text:p>
      <text:p text:style-name="template2.odt_P4">Text Text Text Text</text:p>
      <text:p text:style-name="template2.odt_P2"/>
      <table:table table:name="template2.odt_Таблица2" table:style-name="template2.odt_Таблица2">
        <table:table-column table:style-name="template2.odt_Таблица2.A"/>
        <table:table-column table:style-name="template2.odt_Таблица2.B"/>
        <table:table-row>
          <table:table-cell office:value-type="string">
            <text:p text:style-name="template2.odt_P6">Должность3</text:p>
          </table:table-cell>
          <table:table-cell office:value-type="string">
            <text:p text:style-name="template2.odt_P5">Фамилия Имя Отчество3</text:p>
          </table:table-cell>
        </table:table-row>
      </table:table>
      <text:p text:style-name="template2.odt_P7"/>
      <text:p text:style-name="template2.odt_P8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template1.odt_P3">Заголовок</text:p>
      <text:p text:style-name="template1.odt_P1"/>
      <text:p text:style-name="template1.odt_P9">This is template number one.</text:p>
      <text:p text:style-name="template1.odt_P4">Text Text Text Text Text Text</text:p>
      <text:p text:style-name="template1.odt_P4">Text Text Text Text</text:p>
      <text:p text:style-name="template1.odt_P2"/>
      <table:table table:name="template1.odt_Таблица2" table:style-name="template1.odt_Таблица2">
        <table:table-column table:style-name="template1.odt_Таблица2.A"/>
        <table:table-column table:style-name="template1.odt_Таблица2.B"/>
        <table:table-row>
          <table:table-cell office:value-type="string">
            <text:p text:style-name="template1.odt_P6">Должность4</text:p>
          </table:table-cell>
          <table:table-cell office:value-type="string">
            <text:p text:style-name="template1.odt_P5">Фамилия Имя Отчество4</text:p>
          </table:table-cell>
        </table:table-row>
      </table:table>
      <text:p text:style-name="template1.odt_P7"/>
      <text:p text:style-name="template1.odt_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2:53:40.32</dc:date>
    <meta:editing-duration>PT01H23M39S</meta:editing-duration>
    <meta:editing-cycles>14</meta:editing-cycles>
    <meta:generator>OpenOffice.org/3.1$Win32 OpenOffice.org_project/310m11$Build-9399</meta:generator>
    <meta:document-statistic meta:table-count="1" meta:image-count="0" meta:object-count="0" meta:page-count="2" meta:paragraph-count="5" meta:word-count="13" meta:character-count="73"/>
  </office:meta>
</office:document-meta>
</file>